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none" draw:fill="none" fo:min-height="0.713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3cm" svg:x="1.9cm" svg:y="5.2cm">
          <text:p text:style-name="P1">A\</text:p>
          <text:p text:style-name="P1">En:A_EN</text:p>
          <text:p text:style-name="P1">Ex:A_EX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.9cm" svg:x="11.2cm" svg:y="5.3cm">
          <text:p text:style-name="P1">B\</text:p>
          <text:p text:style-name="P1">En:B_EN</text:p>
          <text:p text:style-name="P1">Ex:B_EX</text:p>
          <text:p text:style-name="P1">On-ev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4.9cm" svg:y1="6.7cm" svg:x2="11.2cm" svg:y2="6.75cm" draw:start-shape="id1" draw:start-glue-point="1" draw:end-shape="id2" draw:end-glue-point="3" svg:d="M4900 6700h501l5298 50h501" svg:viewBox="0 0 6301 51">
          <text:p/>
        </draw:connector>
        <draw:frame draw:style-name="gr3" draw:text-style-name="P1" draw:layer="layout" svg:width="3.681cm" svg:height="0.963cm" svg:x="6.119cm" svg:y="5.7cm">
          <draw:text-box>
            <text:p text:style-name="P1">E[C]{Ac}/At</text:p>
          </draw:text-box>
        </draw:frame>
        <draw:custom-shape draw:style-name="gr4" draw:text-style-name="P1" xml:id="id4" draw:id="id4" draw:layer="layout" svg:width="5.2cm" svg:height="4.1cm" svg:x="11.827cm" svg:y="10.9cm">
          <text:p text:style-name="P1"/>
          <text:p text:style-name="P1">Execute A_EX;</text:p>
          <text:p text:style-name="P1">Set A to inactive;</text:p>
          <text:p text:style-name="P1">Execute Ac, At;</text:p>
          <text:p text:style-name="P1">Set B to active;</text:p>
          <text:p text:style-name="P1">Execute B_EN;</text:p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5.955cm" svg:height="0.962cm" svg:x="11.5cm" svg:y="9.938cm">
          <draw:text-box>
            <text:p>A_EXIT_B_ENTRY</text:p>
          </draw:text-box>
        </draw:frame>
        <draw:frame draw:style-name="gr6" draw:layer="layout" svg:width="8.152cm" svg:height="2.9cm" svg:x="2.6cm" svg:y="1.5cm">
          <draw:text-box>
            <text:p>En : entry Action;</text:p>
            <text:p>Ex : exit Action;</text:p>
            <text:p>On-event : on event Action;</text:p>
          </draw:text-box>
        </draw:frame>
        <draw:custom-shape draw:style-name="gr4" draw:text-style-name="P1" xml:id="id3" draw:id="id3" draw:layer="layout" svg:width="5.2cm" svg:height="4.038cm" svg:x="2.027cm" svg:y="10.862cm">
          <text:p text:style-name="P1"/>
          <text:p text:style-name="P1">A_active;</text:p>
          <text:p text:style-name="P1">Execute </text:p>
          <text:p text:style-name="P1">A_during_Action;</text:p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6.755cm" svg:height="0.962cm" svg:x="1.872cm" svg:y="9.9cm">
          <draw:text-box>
            <text:p>A_IDL</text:p>
          </draw:text-box>
        </draw:frame>
        <draw:connector draw:style-name="gr2" draw:text-style-name="P2" draw:layer="layout" draw:type="line" svg:x1="7.227cm" svg:y1="12.881cm" svg:x2="11.827cm" svg:y2="12.95cm" draw:start-shape="id3" draw:start-glue-point="1" draw:end-shape="id4" draw:end-glue-point="3" svg:d="M7227 12881l4600 69" svg:viewBox="0 0 4601 70">
          <text:p/>
        </draw:connector>
        <draw:custom-shape draw:style-name="gr4" draw:text-style-name="P1" xml:id="id5" draw:id="id5" draw:layer="layout" svg:width="5.2cm" svg:height="4.038cm" svg:x="7.327cm" svg:y="16.9cm">
          <text:p text:style-name="P1"/>
          <text:p text:style-name="P1">B_active;</text:p>
          <text:p text:style-name="P1">Execute </text:p>
          <text:p text:style-name="P1">B_during_Action;</text:p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6.755cm" svg:height="0.962cm" svg:x="7.072cm" svg:y="15.938cm">
          <draw:text-box>
            <text:p>B_IDL</text:p>
          </draw:text-box>
        </draw:frame>
        <draw:connector draw:style-name="gr2" draw:text-style-name="P2" draw:layer="layout" svg:x1="14.427cm" svg:y1="15cm" svg:x2="12.527cm" svg:y2="18.919cm" draw:start-shape="id4" draw:start-glue-point="2" draw:end-shape="id5" draw:end-glue-point="1" svg:d="M14427 15000v3919h-1900" svg:viewBox="0 0 1901 3920">
          <text:p/>
        </draw:connector>
        <draw:frame draw:style-name="gr3" draw:text-style-name="P1" draw:layer="layout" svg:width="3.292cm" svg:height="0.963cm" svg:x="14.508cm" svg:y="16.621cm">
          <draw:text-box>
            <text:p text:style-name="P1"><text:span text:style-name="T1">Until true</text:span></text:p>
          </draw:text-box>
        </draw:frame>
        <draw:frame draw:style-name="gr3" draw:text-style-name="P1" draw:layer="layout" svg:width="3.182cm" svg:height="0.963cm" svg:x="7.645cm" svg:y="11.937cm">
          <draw:text-box>
            <text:p text:style-name="P1"><text:span text:style-name="T1">Unless E</text:span></text:p>
          </draw:text-box>
        </draw:frame>
        <draw:frame draw:style-name="gr7" draw:layer="layout" svg:width="18.447cm" svg:height="5.228cm" svg:x="1.7cm" svg:y="21.4cm">
          <draw:text-box>
            <text:p><text:span text:style-name="T1">Unless E :</text:span> if E then go directly to destination state and execute </text:p>
            <text:p>It, else execute the source state (in this case next state is the </text:p>
            <text:p>Current state state).</text:p>
            <text:p/>
            <text:p><text:span text:style-name="T1">Until E : </text:span>execute source state ; if E then </text:p>
            <text:p><text:tab/><text:tab/> next state will be the Destination of the transition;</text:p>
            <text:p><text:s/><text:tab/><text:tab/>else next state is the current state.</text:p>
          </draw:text-box>
        </draw:frame>
        <draw:frame draw:style-name="gr7" draw:text-style-name="P3" draw:layer="layout" svg:width="6.429cm" svg:height="0.962cm" svg:x="2cm" svg:y="4.138cm">
          <draw:text-box>
            <text:p text:style-name="P3"><text:span text:style-name="T1">Stateflow example :</text:span></text:p>
          </draw:text-box>
        </draw:frame>
        <draw:frame draw:style-name="gr7" draw:text-style-name="P3" draw:layer="layout" svg:width="6.678cm" svg:height="0.962cm" svg:x="1.965cm" svg:y="8.9cm">
          <draw:text-box>
            <text:p text:style-name="P3"><text:span text:style-name="T1">Automaton version 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2:23:44.129571638</meta:creation-date>
    <dc:date>2016-04-09T17:34:59.847446215</dc:date>
    <meta:editing-duration>PT35M4S</meta:editing-duration>
    <meta:editing-cycles>7</meta:editing-cycles>
    <meta:generator>LibreOffice/4.2.8.2$Linux_X86_64 LibreOffice_project/420m0$Build-2</meta:generator>
    <meta:document-statistic meta:object-count="18"/>
  </office:meta>
</office:document-meta>
</file>